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FreeSans1" svg:font-family="FreeSans" style:font-family-generic="swiss"/>
    <style:font-face style:name="Abyssinica SIL" svg:font-family="'Abyssinica SIL'" style:font-pitch="variable"/>
    <style:font-face style:name="STIX Math" svg:font-family="'STIX Math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opacity="77%"/>
    </style:style>
    <style:style style:name="P3" style:family="paragraph">
      <loext:graphic-properties draw:opacity="40%"/>
    </style:style>
    <style:style style:name="P4" style:family="paragraph">
      <loext:graphic-properties draw:opacity="60%"/>
    </style:style>
    <style:style style:name="P5" style:family="paragraph">
      <loext:graphic-properties draw:fill-color="#990000"/>
      <style:paragraph-properties fo:text-align="center"/>
    </style:style>
    <style:style style:name="P6" style:family="paragraph">
      <style:text-properties style:font-name="STIX Math" fo:font-style="italic" fo:font-weight="normal" style:font-style-asian="italic" style:font-weight-asian="normal" style:font-style-complex="italic" style:font-weight-complex="normal"/>
    </style:style>
    <style:style style:name="P7" style:family="paragraph">
      <loext:graphic-properties draw:fill="none" draw:fill-color="#ffffff"/>
      <style:text-properties style:font-name="STIX Math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 draw:fill-color="#ffffff"/>
      <style:text-properties fo:color="#ff6600" style:font-name="STIX Math" fo:font-size="12pt" fo:font-style="italic" fo:font-weight="bold" style:font-style-asian="italic" style:font-weight-asian="bold" style:font-style-complex="italic" style:font-weight-complex="bold"/>
    </style:style>
    <style:style style:name="P9" style:family="paragraph">
      <style:text-properties fo:color="#ff6600" style:font-name="STIX Math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color="#ff6600" style:font-name="STIX Math" fo:font-style="italic" fo:font-weight="bold" style:font-style-asian="italic" style:font-weight-asian="bold" style:font-style-complex="italic" style:font-weight-complex="bold"/>
    </style:style>
    <style:style style:name="P11" style:family="paragraph">
      <style:text-properties fo:color="#9900ff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9900ff"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text-properties fo:color="#006600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006600" fo:font-weight="bold" style:font-weight-asian="bold" style:font-weight-complex="bold"/>
    </style:style>
    <style:style style:name="T1" style:family="text">
      <style:text-properties style:font-name="STIX Math"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2" style:family="text">
      <style:text-properties fo:color="#ff6600" style:font-name="STIX Math"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ff6600" style:text-position="-33% 58%" style:font-name="STIX Math"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4" style:family="text">
      <style:text-properties fo:color="#9900ff" fo:font-weight="bold" style:font-weight-asian="bold" style:font-weight-complex="bold"/>
    </style:style>
    <style:style style:name="T5" style:family="text">
      <style:text-properties style:text-position="-33% 58%"/>
    </style:style>
    <style:style style:name="T6" style:family="text">
      <style:text-properties fo:color="#006600" fo:font-size="14pt" fo:font-weight="bold" style:font-size-asian="12pt" style:font-weight-asian="bold" style:font-size-complex="14pt" style:font-weight-complex="bold"/>
    </style:style>
    <style:style style:name="gr1" style:family="graphic">
      <style:graphic-properties svg:stroke-width="0.0201in" svg:stroke-color="#000066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cc0000" draw:marker-start="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6600" draw:marker-start="Arrowheads_20_2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opacity="100%" draw:opacity="77%" draw:textarea-horizontal-align="justify" draw:textarea-vertical-align="middle" draw:auto-grow-height="false" fo:min-height="0.3543in" fo:min-width="0.2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ff66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opacity="40%" draw:textarea-horizontal-align="justify" draw:textarea-vertical-align="middle" draw:auto-grow-height="false" fo:min-height="0.2634in" fo:min-width="0.2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opacity="60%" draw:textarea-horizontal-align="justify" draw:textarea-vertical-align="middle" draw:auto-grow-height="false" fo:min-height="0.2854in" fo:min-width="0.1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3333" draw:fill-color="#990000" draw:textarea-horizontal-align="justify" draw:textarea-vertical-align="middle" draw:auto-grow-height="false" fo:min-height="0.0839in" fo:min-width="0.0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402in" svg:stroke-color="#6600cc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402in" svg:stroke-color="#66cc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1" draw:style-name="gr1" draw:text-style-name="P1" svg:x1="0.9575in" svg:y1="0.2854in" svg:x2="0.9874in" svg:y2="1.6244in"><text:p/></draw:line><draw:line text:anchor-type="paragraph" draw:z-index="1" draw:name="Shape1" draw:style-name="gr2" draw:text-style-name="P1" svg:x1="0.9874in" svg:y1="1.6244in" svg:x2="-0.0146in" svg:y2="2.4579in"><text:p/></draw:line><draw:line text:anchor-type="paragraph" draw:z-index="2" draw:name="Shape1" draw:style-name="gr3" draw:text-style-name="P1" svg:x1="2.3858in" svg:y1="1.6642in" svg:x2="0.9874in" svg:y2="1.6244in"><text:p/></draw:line><draw:custom-shape text:anchor-type="paragraph" draw:z-index="3" draw:name="Shape3" draw:style-name="gr4" draw:text-style-name="P2" svg:width="0.2386in" svg:height="0.5657in" svg:x="0.839in" svg:y="1.2772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" draw:name="Shape2" draw:style-name="gr5" draw:text-style-name="P1" svg:x1="0.9874in" svg:y1="1.6244in" svg:x2="1.2055in" svg:y2="2.0016in"><text:p/></draw:line><draw:custom-shape text:anchor-type="paragraph" draw:z-index="5" draw:name="Shape4" draw:style-name="gr6" draw:text-style-name="P3" svg:width="0.2142in" svg:height="0.4268in" draw:transform="rotate (1.92003671011896) translate (1.07847222222222in 2.18819444444444in)"><text:p/><draw:enhanced-geometry svg:viewBox="0 0 88 21600" draw:glue-points="44 ?f6 44 0 0 10800 44 21600 88 10800" draw:text-areas="0 ?f6 88 ?f3" draw:type="can" draw:modifiers="5514.14634146341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6" draw:name="Shape5" draw:style-name="gr7" draw:text-style-name="P1" svg:x1="1.2055in" svg:y1="2.0016in" svg:x2="2.0783in" svg:y2="3.4697in"><text:p/></draw:line><draw:line text:anchor-type="paragraph" draw:z-index="7" draw:name="Shape6" draw:style-name="gr8" draw:text-style-name="P1" svg:x1="2.0783in" svg:y1="3.4697in" svg:x2="2.0783in" svg:y2="2.5571in"><text:p/></draw:line><draw:line text:anchor-type="paragraph" draw:z-index="8" draw:name="Shape7" draw:style-name="gr5" draw:text-style-name="P1" svg:x1="1.2055in" svg:y1="2.0016in" svg:x2="2.0783in" svg:y2="2.5571in"><text:p/></draw:line><draw:line text:anchor-type="paragraph" draw:z-index="9" draw:name="Shape8" draw:style-name="gr9" draw:text-style-name="P1" svg:x1="0.9874in" svg:y1="1.6244in" svg:x2="3.8646in" svg:y2="3.2118in"><text:p/></draw:line><draw:line text:anchor-type="paragraph" draw:z-index="10" draw:name="Shape9" draw:style-name="gr8" draw:text-style-name="P1" svg:x1="2.0783in" svg:y1="3.4693in" svg:x2="3.8646in" svg:y2="3.2118in"><text:p/></draw:line><draw:line text:anchor-type="paragraph" draw:z-index="11" draw:name="Shape10" draw:style-name="gr5" draw:text-style-name="P1" svg:x1="2.0783in" svg:y1="2.5571in" svg:x2="3.8646in" svg:y2="2.3091in"><text:p/></draw:line><draw:line text:anchor-type="paragraph" draw:z-index="12" draw:name="Shape11" draw:style-name="gr8" draw:text-style-name="P1" svg:x1="3.8646in" svg:y1="3.2118in" svg:x2="3.8547in" svg:y2="2.3091in"><text:p/></draw:line><draw:custom-shape text:anchor-type="paragraph" draw:z-index="13" draw:name="Shape12" draw:style-name="gr10" draw:text-style-name="P4" svg:width="0.1787in" svg:height="0.4567in" svg:x="2.0043in" svg:y="2.3091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4" draw:name="Shape13" draw:style-name="gr11" draw:text-style-name="P5" svg:width="0.1287in" svg:height="0.1189in" svg:x="3.8102in" svg:y="2.2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14" draw:style-name="gr8" draw:text-style-name="P1" svg:x1="0.9874in" svg:y1="1.6244in" svg:x2="3.8102in" svg:y2="2.2862in"><text:p/></draw:line><draw:frame text:anchor-type="paragraph" draw:z-index="16" draw:name="Shape15" draw:style-name="gr12" draw:text-style-name="P7" svg:width="0.3398in" svg:height="0.737in" svg:x="1.0217in" svg:y="-0.3563in"><draw:text-box><text:p text:style-name="P6"><text:span text:style-name="T1">z</text:span></text:p></draw:text-box></draw:frame><draw:frame text:anchor-type="paragraph" draw:z-index="17" draw:name="Shape15" draw:style-name="gr12" draw:text-style-name="P7" svg:width="0.3398in" svg:height="0.737in" svg:x="2.3484in" svg:y="1.0016in"><draw:text-box><text:p text:style-name="P6"><text:span text:style-name="T1">y</text:span></text:p></draw:text-box></draw:frame><draw:frame text:anchor-type="paragraph" draw:z-index="18" draw:name="Shape15" draw:style-name="gr12" draw:text-style-name="P7" svg:width="0.3398in" svg:height="0.737in" svg:x="-0.1193in" svg:y="1.7209in"><draw:text-box><text:p text:style-name="P6"><text:span text:style-name="T1">x</text:span></text:p></draw:text-box></draw:frame><draw:frame text:anchor-type="paragraph" draw:z-index="20" draw:name="Shape15" draw:style-name="gr12" draw:text-style-name="P7" svg:width="0.3398in" svg:height="0.737in" svg:x="3.1508in" svg:y="2.1626in"><draw:text-box><text:p text:style-name="P6"><text:span text:style-name="T1">r´´</text:span></text:p></draw:text-box></draw:frame><draw:frame text:anchor-type="paragraph" draw:z-index="19" draw:name="Shape15" draw:style-name="gr12" draw:text-style-name="P7" svg:width="0.3398in" svg:height="0.737in" svg:x="3.089in" svg:y="1.4256in"><draw:text-box><text:p text:style-name="P6"><text:span text:style-name="T1">r</text:span></text:p></draw:text-box></draw:frame><draw:frame text:anchor-type="paragraph" draw:z-index="21" draw:name="Shape15" draw:style-name="gr13" draw:text-style-name="P8" svg:width="0.424in" svg:height="0.7335in" svg:x="0.839in" svg:y="1.3571in"><draw:text-box><text:p><text:span text:style-name="T2">d</text:span><text:span text:style-name="T3">0</text:span></text:p></draw:text-box></draw:frame><draw:frame text:anchor-type="paragraph" draw:z-index="22" draw:name="Shape15" draw:style-name="gr12" draw:text-style-name="P10" svg:width="0.3398in" svg:height="0.737in" svg:x="1.6646in" svg:y="1.6638in"><draw:text-box><text:p text:style-name="P9"><text:span text:style-name="T2">d</text:span><text:span text:style-name="T3">1</text:span></text:p></draw:text-box></draw:frame><draw:frame text:anchor-type="paragraph" draw:z-index="23" draw:name="Shape15" draw:style-name="gr12" draw:text-style-name="P10" svg:width="0.3398in" svg:height="0.737in" svg:x="2.9035in" svg:y="1.75in"><draw:text-box><text:p text:style-name="P9"><text:span text:style-name="T2">d</text:span><text:span text:style-name="T3">2</text:span></text:p></draw:text-box></draw:frame><draw:frame text:anchor-type="paragraph" draw:z-index="25" draw:name="Shape17" draw:style-name="gr15" draw:text-style-name="P12" svg:width="0.2087in" svg:height="0.2933in" svg:x="1.4791in" svg:y="2.2638in"><draw:text-box><text:p text:style-name="P11"><text:span text:style-name="T4">ψ</text:span></text:p></draw:text-box></draw:frame><draw:ellipse text:anchor-type="paragraph" draw:z-index="24" draw:name="Shape16" draw:style-name="gr14" draw:text-style-name="P1" svg:width="0.4039in" svg:height="0.2043in" svg:x="1.0756in" svg:y="2.0819in" draw:kind="arc" draw:start-angle="297.05" draw:end-angle="3.96"><text:p/></draw:ellipse><draw:frame text:anchor-type="paragraph" draw:z-index="26" draw:name="Shape18" draw:style-name="gr16" draw:text-style-name="P13" svg:width="1.2748in" svg:height="0.3425in" svg:x="3.939in" svg:y="1.9665in"><draw:text-box><text:p>P<text:span text:style-name="T5">wc</text:span>=(x<text:span text:style-name="T5">wc</text:span>, y<text:span text:style-name="T5">wc</text:span>, z<text:span text:style-name="T5">wc</text:span>)</text:p></draw:text-box></draw:frame><draw:ellipse text:anchor-type="paragraph" draw:z-index="27" draw:name="Shape19" draw:style-name="gr17" draw:text-style-name="P1" svg:width="0.628in" svg:height="0.4886in" svg:x="1.7252in" svg:y="3.2898in" draw:kind="arc" draw:start-angle="24.74" draw:end-angle="100.39"><text:p/></draw:ellipse><draw:frame text:anchor-type="paragraph" draw:z-index="28" draw:name="Shape20" draw:style-name="gr18" draw:text-style-name="P15" svg:width="0.3287in" svg:height="0.2843in" draw:transform="rotate (-0.222005880853679) translate (2.37083333333333in 3.04305555555556in)"><draw:text-box><text:p text:style-name="P14"><text:span text:style-name="T6">γ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FreeSans1" svg:font-family="FreeSans" style:font-family-generic="swiss"/>
    <style:font-face style:name="Abyssinica SIL" svg:font-family="'Abyssinica SIL'" style:font-pitch="variable"/>
    <style:font-face style:name="STIX Math" svg:font-family="'STIX Math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4:47:03.827535673</meta:creation-date>
    <dc:date>2017-11-25T15:20:56.353032919</dc:date>
    <meta:editing-duration>PT2M5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